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074e40" officeooo:paragraph-rsid="00074e40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074e40" officeooo:paragraph-rsid="00074e40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074e40"/>
    </style:style>
    <style:style style:name="T2" style:family="text">
      <style:text-properties fo:font-style="italic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officeooo:rsid="00074e4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abd aadaa</text:p>
      <text:p text:style-name="P5"/>
      <text:p text:style-name="P5"><text:a xlink:type="simple" xlink:href="https://platon.campograndeformacion.com/mod/quiz/view.php?id=26126" text:style-name="Internet_20_link" text:visited-style-name="Visited_20_Internet_20_Link"><text:span text:style-name="T4">MF0951-UF1305. Test de Evaluación Tema 4</text:span></text:a> </text:p>
      <text:h text:style-name="P3" text:outline-level="3">Pregunta 1</text:h>
      <text:section text:style-name="Sect1" text:name="question-1002-1">
        <text:p text:style-name="P8"><text:span text:style-name="T2">Debuggear </text:span>es lo mismo que decir...</text:p>
        <text:section text:style-name="Sect1" text:name="q1002:1_answer0_label">
          <text:p text:style-name="P8"><text:span text:style-name="T1">*a.</text:span>Depurar</text:p>
        </text:section>
        <text:section text:style-name="Sect1" text:name="q1002:1_answer1_label">
          <text:p text:style-name="P9"><text:span text:style-name="T5">b.</text:span>Codificar</text:p>
        </text:section>
        <text:section text:style-name="Sect1" text:name="q1002:1_answer2_label">
          <text:p text:style-name="P9"><text:span text:style-name="T5">c.</text:span>Programar</text:p>
        </text:section>
        <text:section text:style-name="Sect1" text:name="q1002:1_answer3_label">
          <text:p text:style-name="P9"><text:span text:style-name="T5">d.</text:span>Encriptar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 <text:span text:style-name="T2">Depurar </text:span>es solventar los errores que pudiera haber en el código.</text:p>
      </text:section>
      <text:section text:style-name="Sect1" text:name="question-1002-2">
        <text:h text:style-name="P1" text:outline-level="3">Pregunta 2</text:h>
        <text:p text:style-name="P8">Una de las herramientas de desarrollo más utilizada es...</text:p>
        <text:section text:style-name="Sect1" text:name="q1002:2_answer0_label">
          <text:p text:style-name="P8"><text:span text:style-name="T1">*a.</text:span>VSCode</text:p>
        </text:section>
        <text:section text:style-name="Sect1" text:name="q1002:2_answer1_label">
          <text:p text:style-name="P9"><text:span text:style-name="T5">b.</text:span>Microsoft Word</text:p>
        </text:section>
        <text:section text:style-name="Sect1" text:name="q1002:2_answer2_label">
          <text:p text:style-name="P9"><text:span text:style-name="T5">c.</text:span>Texto enriquecido</text:p>
        </text:section>
        <text:section text:style-name="Sect1" text:name="q1002:2_answer3_label">
          <text:p text:style-name="P9"><text:span text:style-name="T5">d.</text:span>Open Office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VSCode es el editor de texto preferido por la mayoría de los programadores gracias a que se le pueden instalar <text:span text:style-name="T2">plugins</text:span>.</text:p>
      </text:section>
      <text:section text:style-name="Sect1" text:name="question-1002-3">
        <text:h text:style-name="P1" text:outline-level="3">Pregunta 3</text:h>
        <text:p text:style-name="P8">Los editores de texto pueden ser...</text:p>
        <text:section text:style-name="Sect1" text:name="q1002:3_answer0_label">
          <text:p text:style-name="P9"><text:span text:style-name="T1">*a.</text:span>Aplicaciones online y de escritorio</text:p>
        </text:section>
        <text:section text:style-name="Sect1" text:name="q1002:3_answer1_label">
          <text:p text:style-name="P9"><text:span text:style-name="T5">b.</text:span>Solo aplicaciones de escritorio</text:p>
        </text:section>
        <text:section text:style-name="Sect1" text:name="q1002:3_answer2_label">
          <text:p text:style-name="P9"><text:span text:style-name="T5">c.</text:span>Solo aplicaciones online</text:p>
        </text:section>
        <text:section text:style-name="Sect1" text:name="q1002:3_answer3_label">
          <text:p text:style-name="P9"><text:span text:style-name="T5">d.</text:span>Se codifica en el propio navegador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Se puede elegir entre editores de texto online o de escritorio. Los online nos brindan la oportunidad de poder programar desde cualquier equipo.</text:p>
      </text:section>
      <text:section text:style-name="Sect1" text:name="question-1002-4">
        <text:h text:style-name="P1" text:outline-level="3">Pregunta 4</text:h>
        <text:p text:style-name="P8">¿Qué es una librería?</text:p>
        <text:section text:style-name="Sect1" text:name="q1002:4_answer0_label">
          <text:p text:style-name="P8"><text:span text:style-name="T1">a.</text:span>Es un conjunto de archivos que necesita tener instalado para que nuestro editor de texto funcione</text:p>
        </text:section>
        <text:section text:style-name="Sect1" text:name="q1002:4_answer1_label">
          <text:p text:style-name="P9"><text:span text:style-name="T6">*</text:span><text:span text:style-name="T5">b.</text:span>Es un archivo con instrucciones que le agregan diversas funcionalidades y efectos a una página web</text:p>
        </text:section>
        <text:section text:style-name="Sect1" text:name="q1002:4_answer2_label">
          <text:p text:style-name="P9"><text:span text:style-name="T5">c.</text:span>Las librerías son las que comunican su programa con los navegadores</text:p>
        </text:section>
        <text:section text:style-name="Sect1" text:name="q1002:4_answer3_label">
          <text:p text:style-name="P9"><text:span text:style-name="T5">d.</text:span>Son archivos que se utilizan para poder ejecutar lenguajes interpretados en su navegador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Son archivos que podemos utilizar para dar dinamismo a nuestra web como, por ejemplo, <text:span text:style-name="T2">JQuery</text:span>.</text:p>
      </text:section>
      <text:section text:style-name="Sect1" text:name="question-1002-5">
        <text:h text:style-name="P1" text:outline-level="3"><text:soft-page-break/>Pregunta 5</text:h>
        <text:p text:style-name="P8">¿Qué es una API?</text:p>
        <text:section text:style-name="Sect1" text:name="q1002:5_answer0_label">
          <text:p text:style-name="P8"><text:span text:style-name="T1">a.</text:span>Ese término no existe</text:p>
        </text:section>
        <text:section text:style-name="Sect1" text:name="q1002:5_answer1_label">
          <text:p text:style-name="P9"><text:span text:style-name="T5">b.</text:span>Es una aplicación de programación independiente del sistema operativo</text:p>
        </text:section>
        <text:section text:style-name="Sect1" text:name="q1002:5_answer2_label">
          <text:p text:style-name="P9"><text:span text:style-name="T5">c.</text:span>Es un plug-in que se instala en el navegador para ayudarnos a depurar el código</text:p>
        </text:section>
        <text:section text:style-name="Sect1" text:name="q1002:5_answer3_label">
          <text:p text:style-name="P9"><text:span text:style-name="T6">*</text:span><text:span text:style-name="T5">d.</text:span>Un conjunto de definiciones y protocolos que se utiliza para desarrollar e integrar el software de las aplicaciones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Una API permite la comunicación entre dos aplicaciones de software.</text:p>
      </text:section>
      <text:section text:style-name="Sect1" text:name="question-1002-6">
        <text:h text:style-name="P1" text:outline-level="3">Pregunta 6</text:h>
        <text:p text:style-name="P8">¿A qué se debe el error Uncaught TypeError: cannot read property?</text:p>
        <text:section text:style-name="Sect1" text:name="q1002:6_answer0_label">
          <text:p text:style-name="P8"><text:span text:style-name="T1">*a.</text:span>Ocurre en Chrome cuando lee una propiedad o llama a un método de un objeto indefinido</text:p>
        </text:section>
        <text:section text:style-name="Sect1" text:name="q1002:6_answer1_label">
          <text:p text:style-name="P9"><text:span text:style-name="T5">b.</text:span>Este error ocurre en Safari cuando no existe la variable que utiliza el código</text:p>
        </text:section>
        <text:section text:style-name="Sect1" text:name="q1002:6_answer2_label">
          <text:p text:style-name="P9"><text:span text:style-name="T5">c.</text:span>Este error ocurre en Mozilla cuando tenemos un error ortográfico en nuestro código</text:p>
        </text:section>
        <text:section text:style-name="Sect1" text:name="q1002:6_answer3_label">
          <text:p text:style-name="P9"><text:span text:style-name="T5">d.</text:span>Este error es típico de Internet Explorer cuando no sabe interpretar las funciones que se utilizan en el código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ste error ocurre en Chrome y es uno de los más típicos y fáciles de resolver.</text:p>
      </text:section>
      <text:section text:style-name="Sect1" text:name="question-1002-7">
        <text:h text:style-name="P1" text:outline-level="3">Pregunta 7</text:h>
        <text:p text:style-name="P8">¿A qué se denomina código objeto?</text:p>
        <text:section text:style-name="Sect1" text:name="q1002:7_answer0_label">
          <text:p text:style-name="P8"><text:span text:style-name="T1">*a.</text:span>Es el responsable de que el ordenador pueda interpretar las acciones que se ordenan en el código fuente</text:p>
        </text:section>
        <text:section text:style-name="Sect1" text:name="q1002:7_answer1_label">
          <text:p text:style-name="P9"><text:span text:style-name="T5">b.</text:span>No existe el código objeto</text:p>
        </text:section>
        <text:section text:style-name="Sect1" text:name="q1002:7_answer2_label">
          <text:p text:style-name="P9"><text:span text:style-name="T5">c.</text:span>Es el código con el que se programan objetos en su documento</text:p>
        </text:section>
        <text:section text:style-name="Sect1" text:name="q1002:7_answer3_label">
          <text:p text:style-name="P9"><text:span text:style-name="T5">d.</text:span>Es el código con el que se programan los lenguajes orientados a objetos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ste código hace que los componentes físicos del ordenador entiendan el código fuente.</text:p>
      </text:section>
      <text:section text:style-name="Sect1" text:name="question-1002-8">
        <text:h text:style-name="P1" text:outline-level="3">Pregunta 8</text:h>
        <text:p text:style-name="P8">El proceso de compilación es...</text:p>
        <text:section text:style-name="Sect1" text:name="q1002:8_answer0_label">
          <text:p text:style-name="P8"><text:span text:style-name="T1">a.</text:span>El proceso de depuración</text:p>
        </text:section>
        <text:section text:style-name="Sect1" text:name="q1002:8_answer1_label">
          <text:p text:style-name="P9"><text:span text:style-name="T5">b.</text:span>Se utiliza para minimizar el espacio que ocupa un programa</text:p>
        </text:section>
        <text:section text:style-name="Sect1" text:name="q1002:8_answer2_label">
          <text:p text:style-name="P9"><text:span text:style-name="T5">c.</text:span>El proceso que hace los lenguajes interpretados cuando se ejecutan</text:p>
        </text:section>
        <text:section text:style-name="Sect1" text:name="q1002:8_answer3_label">
          <text:p text:style-name="P9"><text:span text:style-name="T6">*</text:span><text:span text:style-name="T5">d.</text:span>El proceso de traducción del código fuente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La compilación es el proceso de traducir las líneas de código antes de poder ser ejecutada en un entorno.</text:p>
      </text:section>
      <text:section text:style-name="Sect1" text:name="question-1002-9">
        <text:h text:style-name="P1" text:outline-level="3"/>
        <text:h text:style-name="P2" text:outline-level="3">Pregunta 9</text:h>
        <text:p text:style-name="P8">¿Qué tipos de errores puede encontrar en JavaScript?</text:p>
        <text:section text:style-name="Sect1" text:name="q1002:9_answer0_label">
          <text:p text:style-name="P8"><text:span text:style-name="T1">*a.</text:span>Errores de sintaxis y de ejecución</text:p>
        </text:section>
        <text:section text:style-name="Sect1" text:name="q1002:9_answer1_label">
          <text:p text:style-name="P9"><text:span text:style-name="T5">b.</text:span>Errores de escritura y lectura</text:p>
        </text:section>
        <text:section text:style-name="Sect1" text:name="q1002:9_answer2_label">
          <text:p text:style-name="P9"><text:span text:style-name="T5">c.</text:span>Errores de interpretación del lenguaje</text:p>
        </text:section>
        <text:section text:style-name="Sect1" text:name="q1002:9_answer3_label">
          <text:p text:style-name="P9"><text:span text:style-name="T5">d.</text:span>Errores de compilación de JavaScript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Los errores que encuentre pertenecerán a estos dos grupos.</text:p>
      </text:section>
      <text:section text:style-name="Sect1" text:name="question-1002-10">
        <text:h text:style-name="P1" text:outline-level="3">Pregunta 10</text:h>
        <text:section text:style-name="Sect1" text:name="yui_3_17_2_1_1688587763741_137">
          <text:p text:style-name="P10"><draw:frame draw:style-name="fr1" draw:name="Marco19" text:anchor-type="char" svg:width="0.041cm" draw:z-index="9"><draw:text-box fo:min-height="0.041cm"><text:h text:style-name="P4" text:outline-level="4">Enunciado de la pregunta</text:h></draw:text-box></draw:frame>¿Qué funciones puede utilizar para controlar los errores en el código?</text:p>
          <text:section text:style-name="Sect1" text:name="q1002:10_answer0_label">
            <text:p text:style-name="P8"><text:span text:style-name="T1">*a.</text:span>Función <text:span text:style-name="T2">Try catch finally</text:span> y evento <text:span text:style-name="T2">onerror</text:span></text:p>
          </text:section>
          <text:section text:style-name="Sect1" text:name="q1002:10_answer1_label">
            <text:p text:style-name="P9"><text:span text:style-name="T5">b.</text:span>Ninguna, no se pueden controlar los errores</text:p>
          </text:section>
          <text:section text:style-name="Sect1" text:name="q1002:10_answer2_label">
            <text:p text:style-name="P9"><text:span text:style-name="T5">c.</text:span>Función <text:span text:style-name="T2">Error_management()</text:span></text:p>
          </text:section>
          <text:section text:style-name="Sect1" text:name="q1002:10_answer3_label">
            <text:p text:style-name="P9"><text:span text:style-name="T5">d.</text:span>Función <text:span text:style-name="T2">Console.log()</text:span></text:p>
          </text:section>
          <text:section text:style-name="Sect2" text:name="yui_3_17_2_1_1688587763741_136">
            <text:section text:style-name="Sect1" text:name="yui_3_17_2_1_1688587763741_135">
              <text:section text:style-name="Sect1" text:name="yui_3_17_2_1_1688587763741_134">
                <text:p text:style-name="P11"><draw:frame draw:style-name="fr1" draw:name="Marco20" text:anchor-type="char" svg:width="0.041cm" draw:z-index="10"><draw:text-box fo:min-height="0.041cm"><text:h text:style-name="P4" text:outline-level="4">Retroalimentación</text:h></draw:text-box></draw:frame>¡Correcto! Estas dos funciones nos posibilitarán manejar los errores y hacer que nuestro programa pueda continuar ejecutándose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2:06:51.009000000</meta:creation-date>
    <dc:date>2023-07-05T22:13:38.542000000</dc:date>
    <meta:editing-duration>PT6M48S</meta:editing-duration>
    <meta:editing-cycles>1</meta:editing-cycles>
    <meta:document-statistic meta:table-count="0" meta:image-count="0" meta:object-count="0" meta:page-count="3" meta:paragraph-count="83" meta:word-count="586" meta:character-count="3807" meta:non-whitespace-character-count="3303"/>
    <meta:generator>LibreOffice/7.5.0.3$Windows_X86_64 LibreOffice_project/c21113d003cd3efa8c53188764377a8272d9d6de</meta:generator>
  </office:meta>
</office:document-meta>
</file>